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f57f" officeooo:paragraph-rsid="000ff57f"/>
    </style:style>
    <style:style style:name="P2" style:family="paragraph" style:parent-style-name="Standard">
      <style:text-properties officeooo:rsid="000ff57f" officeooo:paragraph-rsid="00152abf"/>
    </style:style>
    <style:style style:name="T1" style:family="text">
      <style:text-properties officeooo:rsid="001182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f’Box</text:p>
      <text:p text:style-name="P1"/>
      <text:p text:style-name="P1">Demandé :</text:p>
      <text:p text:style-name="P1"/>
      <text:p text:style-name="P1">- se créer un compte</text:p>
      <text:p text:style-name="P1">- ajouter une photo</text:p>
      <text:p text:style-name="P1">- commenter une photo</text:p>
      <text:p text:style-name="P1">- liker une photo</text:p>
      <text:p text:style-name="P1">- follow un user</text:p>
      <text:p text:style-name="P1"><text:s/></text:p>
      <text:p text:style-name="P1">- remplir le formulaire de retour <text:span text:style-name="T1">( dans votre espace utilisateur =&gt; Retour sur expérience )</text:span></text:p>
      <text:p text:style-name="P1"/>
      <text:p text:style-name="P1">Bonus :</text:p>
      <text:p text:style-name="P1"/>
      <text:p text:style-name="P1">- changer sa photo de profil</text:p>
      <text:p text:style-name="P1">- mettre une description à son profil</text:p>
      <text:p text:style-name="P1">- suggérer des catégories</text:p>
      <text:p text:style-name="P1">- changer de mot de passe / de email</text:p>
      <text:p text:style-name="P1"/>
      <text:p text:style-name="P2">- signaler une photo</text:p>
      <text:p text:style-name="P2">- supprimer son comp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1T17:48:16.417000000</meta:creation-date>
    <dc:date>2020-05-03T21:55:16.864000000</dc:date>
    <meta:editing-duration>PT6H10M58S</meta:editing-duration>
    <meta:editing-cycles>5</meta:editing-cycles>
    <meta:generator>LibreOffice/5.1.6.2$Windows_x86 LibreOffice_project/07ac168c60a517dba0f0d7bc7540f5afa45f0909</meta:generator>
    <meta:document-statistic meta:table-count="0" meta:image-count="0" meta:object-count="0" meta:page-count="1" meta:paragraph-count="16" meta:word-count="76" meta:character-count="377" meta:non-whitespace-character-count="315"/>
  </office:meta>
</office:document-meta>
</file>